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09-16T19:19:46.012980714</dc:date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24" meta:non-whitespace-character-count="22"/>
    <meta:generator>LibreOffice/4.2.6.3$Linux_X86_64 LibreOffice_project/420m0$Build-3</meta:generator>
  </office:meta>
</office:document-meta>
</file>